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130233" officeooo:paragraph-rsid="00130233"/>
    </style:style>
    <style:style style:name="P8" style:family="paragraph" style:parent-style-name="Table_20_Contents">
      <style:text-properties fo:font-weight="bold" officeooo:rsid="00130233" officeooo:paragraph-rsid="00130233" style:font-weight-asian="bold" style:font-weight-complex="bold"/>
    </style:style>
    <style:style style:name="P9" style:family="paragraph" style:parent-style-name="Table_20_Contents">
      <style:text-properties fo:font-weight="bold" officeooo:rsid="001463d2" officeooo:paragraph-rsid="001463d2" style:font-weight-asian="bold" style:font-weight-complex="bold"/>
    </style:style>
    <style:style style:name="P10" style:family="paragraph" style:parent-style-name="Table_20_Contents">
      <style:text-properties fo:font-weight="bold" officeooo:rsid="00153d11" officeooo:paragraph-rsid="00153d11" style:font-weight-asian="bold" style:font-weight-complex="bold"/>
    </style:style>
    <style:style style:name="P11" style:family="paragraph" style:parent-style-name="Table_20_Contents">
      <style:text-properties fo:font-weight="bold" officeooo:rsid="00163bab" officeooo:paragraph-rsid="00163bab" style:font-weight-asian="bold" style:font-weight-complex="bold"/>
    </style:style>
    <style:style style:name="P12" style:family="paragraph" style:parent-style-name="Table_20_Contents">
      <style:text-properties fo:font-weight="normal" officeooo:rsid="001463d2" officeooo:paragraph-rsid="001463d2" style:font-weight-asian="normal" style:font-weight-complex="normal"/>
    </style:style>
    <style:style style:name="P13" style:family="paragraph" style:parent-style-name="Table_20_Contents">
      <style:text-properties officeooo:rsid="001463d2" officeooo:paragraph-rsid="001463d2"/>
    </style:style>
    <style:style style:name="P14" style:family="paragraph" style:parent-style-name="Table_20_Contents">
      <style:text-properties officeooo:paragraph-rsid="001463d2"/>
    </style:style>
    <style:style style:name="P15" style:family="paragraph" style:parent-style-name="Table_20_Contents">
      <style:text-properties officeooo:rsid="0014e702" officeooo:paragraph-rsid="0014e702"/>
    </style:style>
    <style:style style:name="P16" style:family="paragraph" style:parent-style-name="Table_20_Contents">
      <style:text-properties officeooo:rsid="00153d11" officeooo:paragraph-rsid="00153d11"/>
    </style:style>
    <style:style style:name="P17" style:family="paragraph" style:parent-style-name="Table_20_Contents">
      <style:text-properties officeooo:rsid="00163bab" officeooo:paragraph-rsid="00163bab"/>
    </style:style>
    <style:style style:name="P18" style:family="paragraph" style:parent-style-name="Table_20_Contents">
      <style:text-properties officeooo:rsid="001698b4" officeooo:paragraph-rsid="001698b4"/>
    </style:style>
    <style:style style:name="P19" style:family="paragraph" style:parent-style-name="Table_20_Contents">
      <style:text-properties officeooo:rsid="00198785" officeooo:paragraph-rsid="00198785"/>
    </style:style>
    <style:style style:name="P20"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21" style:family="paragraph" style:parent-style-name="Table_20_Contents">
      <style:text-properties officeooo:paragraph-rsid="001a3777"/>
    </style:style>
    <style:style style:name="P22" style:family="paragraph" style:parent-style-name="Table_20_Contents">
      <style:text-properties fo:font-weight="bold" style:font-weight-asian="bold" style:font-weight-complex="bold"/>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63bab"/>
    </style:style>
    <style:style style:name="T4" style:family="text">
      <style:text-properties officeooo:rsid="0019b104"/>
    </style:style>
    <style:style style:name="T5" style:family="text">
      <style:text-properties officeooo:rsid="001a3777"/>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20"><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1. Llamadas al sistema para el S.Archivos. Parte I</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18">Marcos Avilés Luque</text:p>
          </table:table-cell>
        </table:table-row>
      </table:table>
      <text:p text:style-name="Standard"/>
      <text:p text:style-name="P4">a) Cuestionario de actitud frente al trabajo.</text:p>
      <text:p text:style-name="Standard">El tiempo que he dedicado a la preparación de la sesión antes de asistir al laboratorio ha sido de …... 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table-cell table:style-name="Table9.A1" office:value-type="string">
            <text:p text:style-name="P15">El programa consiste en crear dos buffer con una cadena de caracteres; abre un arhivo regular si existe sino lo crea, y escribe en él e hasta num bytes desde el buffer, la orden lseek permite que el desplazamiento de archivo para ser establecido más allá del final del archivo (pero esto no cambia el tamaño del archivo).</text:p>
            <text:p text:style-name="P7">Primero compilamos el programa facilitado:</text:p>
            <text:p text:style-name="P8">gcc -c tarea1.c -o tarea.o</text:p>
            <text:p text:style-name="P7">creamos el ejecutable:</text:p>
            <text:p text:style-name="P8">gcc tarea1.o -o tarea1</text:p>
            <text:p text:style-name="P7">compilamos:</text:p>
            <text:p text:style-name="P8">./tarea1</text:p>
            <text:p text:style-name="P12">ejecutamos la orden cat con el archivo creado:</text:p>
            <text:p text:style-name="P9">cat archivo</text:p>
            <text:p text:style-name="P12">abcdefghijABCDEFGHIJ</text:p>
            <text:p text:style-name="P12">ejecutamos la orden od -c con el archivo:</text:p>
            <text:p text:style-name="P9">od -c archivo</text:p>
            <text:p text:style-name="P13">0000000 <text:s text:c="2"/>a <text:s text:c="2"/>b <text:s text:c="2"/>c <text:s text:c="2"/>d <text:s text:c="2"/>e <text:s text:c="2"/>f <text:s text:c="2"/>g <text:s text:c="2"/>h <text:s text:c="2"/>i <text:s text:c="2"/>j <text:s/>\0 <text:s/>\0 <text:s/>\0 <text:s/>\0 <text:s/>\0 <text:s/>\0 </text:p>
            <text:p text:style-name="P13">0000020 <text:s/>\0 <text:s/>\0 <text:s/>\0 <text:s/>\0 <text:s/>\0 <text:s/>\0 <text:s/>\0 <text:s/>\0 <text:s/>\0 <text:s/>\0 <text:s/>\0 <text:s/>\0 <text:s/>\0 <text:s/>\0 <text:s/>\0 <text:s/>\0 </text:p>
            <text:p text:style-name="P13">0000040 <text:s/>\0 <text:s/>\0 <text:s/>\0 <text:s/>\0 <text:s/>\0 <text:s/>\0 <text:s/>\0 <text:s/>\0 <text:s text:c="2"/>A <text:s text:c="2"/>B <text:s text:c="2"/>C <text:s text:c="2"/>D <text:s text:c="2"/>E <text:s text:c="2"/>F <text:s text:c="2"/>G <text:s text:c="2"/>H </text:p>
            <text:p text:style-name="P13">0000060 <text:s text:c="2"/>I <text:s text:c="2"/>J </text:p>
            <text:p text:style-name="P13">0000062</text:p>
            <text:p text:style-name="P14"/>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table-cell table:style-name="Table10.A1" office:value-type="string">
            <text:p text:style-name="P19">/*</text:p>
            <text:p text:style-name="P19">tarea21.c</text:p>
            <text:p text:style-name="P19">Trabajo con llamadas al sistema del Sistema de Archivos ''POSIX 2.10 compliant''</text:p>
            <text:p text:style-name="P19">*/</text:p>
            <text:p text:style-name="P19"/>
            <text:p text:style-name="P19">#include&lt;unistd.h&gt; <text:s/>/* POSIX Standard: 2.10 Symbolic Constants &lt;unistd.h&gt; */</text:p>
            <text:p text:style-name="P19">#include&lt;stdio.h&gt;</text:p>
            <text:p text:style-name="P19"><text:soft-page-break/>#include&lt;stdlib.h&gt;</text:p>
            <text:p text:style-name="P19">#include&lt;sys/types.h&gt; <text:s/>/* Primitive system data types for abstraction<text:tab/>\</text:p>
            <text:p text:style-name="P19"><text:tab/><text:tab/><text:tab/> <text:s text:c="2"/>of implementation-dependent data types.</text:p>
            <text:p text:style-name="P19"><text:tab/><text:tab/><text:tab/> <text:s text:c="2"/>POSIX Standard: 2.6 Primitive System Data Types</text:p>
            <text:p text:style-name="P19"><text:tab/><text:tab/><text:tab/> <text:s text:c="2"/>&lt;sys/types.h&gt;</text:p>
            <text:p text:style-name="P19"><text:tab/><text:tab/> <text:s text:c="6"/>*/</text:p>
            <text:p text:style-name="P19">#include&lt;sys/stat.h&gt;</text:p>
            <text:p text:style-name="P19">#include&lt;stdio.h&gt;</text:p>
            <text:p text:style-name="P19">#include&lt;errno.h&gt;</text:p>
            <text:p text:style-name="P19">#include&lt;string.h&gt;</text:p>
            <text:p text:style-name="P19">#include&lt;fcntl.h&gt;</text:p>
            <text:p text:style-name="P19"/>
            <text:p text:style-name="P19">int main(int argc, char *argv[])</text:p>
            <text:p text:style-name="P19">{</text:p>
            <text:p text:style-name="P19">char buf[20]=0;</text:p>
            <text:p text:style-name="P19"/>
            <text:p text:style-name="P19">if(argc&lt;2) {</text:p>
            <text:p text:style-name="P19"><text:tab/>printf("\nSintaxis de ejecucion: tarea2 [&lt;nombre_archivo&gt;]+\n\n");</text:p>
            <text:p text:style-name="P19"><text:tab/>exit(-1);</text:p>
            <text:p text:style-name="P19">}</text:p>
            <text:p text:style-name="P19">int fd;</text:p>
            <text:p text:style-name="P19">int fd2;</text:p>
            <text:p text:style-name="P19">int contador=1;</text:p>
            <text:p text:style-name="P19"/>
            <text:p text:style-name="P19">if(argv[1]==NULL){</text:p>
            <text:p text:style-name="P19"><text:tab/>fd=STDIN_FILENO;</text:p>
            <text:p text:style-name="P19">}</text:p>
            <text:p text:style-name="P19"/>
            <text:p text:style-name="P19">if( (fd=open(argv[1],S_IRUSR))&lt;0) {</text:p>
            <text:p text:style-name="P19"><text:tab/>printf("\nError %d en open",errno);</text:p>
            <text:p text:style-name="P19"><text:tab/>perror("\nError en open");</text:p>
            <text:p text:style-name="P19"><text:soft-page-break/><text:tab/>exit(EXIT_FAILURE);</text:p>
            <text:p text:style-name="P19">}</text:p>
            <text:p text:style-name="P19"/>
            <text:p text:style-name="P19"/>
            <text:p text:style-name="P19">if( (fd2=open("archivo",O_CREAT|O_TRUNC|O_WRONLY,S_IRUSR|S_IWUSR))&lt;0) {</text:p>
            <text:p text:style-name="P19"><text:tab/>printf("\nError %d en open",errno);</text:p>
            <text:p text:style-name="P19"><text:tab/>perror("\nError en open");</text:p>
            <text:p text:style-name="P19"><text:tab/>exit(EXIT_FAILURE);</text:p>
            <text:p text:style-name="P19">}</text:p>
            <text:p text:style-name="P19"/>
            <text:p text:style-name="P19">if(read(fd,buf,20) != 20) {</text:p>
            <text:p text:style-name="P19"><text:tab/><text:tab/>perror("\nError en primer read");</text:p>
            <text:p text:style-name="P19"><text:tab/><text:tab/>exit(EXIT_FAILURE);</text:p>
            <text:p text:style-name="P19">}</text:p>
            <text:p text:style-name="P19">while(buf[19]!=0){</text:p>
            <text:p text:style-name="P19"/>
            <text:p text:style-name="P19"><text:tab/>printf("Bloque: %d\n", contador);</text:p>
            <text:p text:style-name="P19"><text:tab/>printf(buf, "%s\n");</text:p>
            <text:p text:style-name="P19"><text:tab/>fd2&lt;&lt; "Bloque: "+ contador + "\n";</text:p>
            <text:p text:style-name="P19"/>
            <text:p text:style-name="P19"><text:tab/>if(lseek(fd2,40,SEEK_SET) &lt; 0) {</text:p>
            <text:p text:style-name="P19"><text:tab/><text:tab/>perror("\nError en lseek");</text:p>
            <text:p text:style-name="P19"><text:tab/><text:tab/>exit(EXIT_FAILURE);</text:p>
            <text:p text:style-name="P19"><text:tab/>}</text:p>
            <text:p text:style-name="P19"/>
            <text:p text:style-name="P19"><text:tab/>if(write(fd2,buf,20) != 20) {</text:p>
            <text:p text:style-name="P19"><text:tab/><text:tab/>perror("\nError n primer write");</text:p>
            <text:p text:style-name="P19"><text:tab/><text:tab/>exit(EXIT_FAILURE);</text:p>
            <text:p text:style-name="P19"><text:tab/>}</text:p>
            <text:p text:style-name="P19"><text:tab/><text:tab/></text:p>
            <text:p text:style-name="P19"><text:tab/></text:p>
            <text:p text:style-name="P19"><text:soft-page-break/><text:tab/>if(lseek(fd,80,SEEK_SET) &lt; 0) {</text:p>
            <text:p text:style-name="P19"><text:tab/><text:tab/>perror("\nError en lseek");</text:p>
            <text:p text:style-name="P19"><text:tab/><text:tab/>exit(EXIT_FAILURE);</text:p>
            <text:p text:style-name="P19"><text:tab/>}</text:p>
            <text:p text:style-name="P19"><text:tab/>if(read(fd,buf,20) != 20) {</text:p>
            <text:p text:style-name="P19"><text:tab/><text:tab/>perror("\nError en segundo read");</text:p>
            <text:p text:style-name="P19"><text:tab/><text:tab/>exit(EXIT_FAILURE);</text:p>
            <text:p text:style-name="P19"><text:tab/>}</text:p>
            <text:p text:style-name="P19"><text:tab/></text:p>
            <text:p text:style-name="P19"><text:tab/>contador++;</text:p>
            <text:p text:style-name="P19">}</text:p>
            <text:p text:style-name="P19">return 0;</text:p>
            <text:p text:style-name="P19">}</text:p>
          </table:table-cell>
        </table:table-row>
      </table:table>
      <text:p text:style-name="Standard"/>
      <text:p text:style-name="Standard">Mi solución a la <text:span text:style-name="T2">ejercicio 3</text:span> ha sido:</text:p>
      <table:table table:name="Table12" table:style-name="Table12">
        <table:table-column table:style-name="Table12.A"/>
        <table:table-row>
          <table:table-cell table:style-name="Table12.A1" office:value-type="string">
            <text:p text:style-name="P16">El programa <text:span text:style-name="T3">permite </text:span>recib<text:span text:style-name="T3">ir</text:span> por argumento archivos, <text:span text:style-name="T3">directorios..</text:span> que el usuario quiera, <text:span text:style-name="T4">que se gracias a la estructura star y su librería podemos devolver el tipo de archivo,</text:span> <text:span text:style-name="T4">por ello</text:span> devuelve el tipo de <text:span text:style-name="T3">archivo que hemos introducido.</text:span></text:p>
            <text:p text:style-name="P16">Por ejemplo al compilarlo como el ejercicio1 y ejecutarlo por ejemplo con el archivo creado por el ejercicio1 obtenemos:</text:p>
            <text:p text:style-name="P10">./tarea3 archivo</text:p>
            <text:p text:style-name="P16">archivo: Regular </text:p>
            <text:p text:style-name="P16">Para realizar otra prueba le añadimos otro argumento con el archivo c de la tarea3:</text:p>
            <text:p text:style-name="P10">./tarea3 archivo tarea3.c</text:p>
            <text:p text:style-name="P16">archivo: Regular </text:p>
            <text:p text:style-name="P16">tarea3.c: Regular</text:p>
            <text:p text:style-name="P17">Y por último para realizar una prueba distinta le vamos a pasar como argumento un directorio:</text:p>
            <text:p text:style-name="P11">./tarea3 archivo ~</text:p>
            <text:p text:style-name="P17">archivo: Regular </text:p>
            <text:p text:style-name="P17">/home/marcos: Directorio </text:p>
          </table:table-cell>
        </table:table-row>
      </table:table>
      <text:p text:style-name="Standard"/>
      <text:p text:style-name="Standard">Mi solución a la <text:span text:style-name="T2">ejercicio 4</text:span> ha sido:</text:p>
      <table:table table:name="Table4" table:style-name="Table4">
        <table:table-column table:style-name="Table4.A"/>
        <text:soft-page-break/>
        <table:table-row>
          <table:table-cell table:style-name="Table4.A1" office:value-type="string">
            <text:p text:style-name="P22">#define S_ISREG2(mode) (((mode) &amp; S_IFMT) == 0100000)</text:p>
            <text:p text:style-name="P21"><text:span text:style-name="T5">Con esta macro podriamos</text:span> llamar igual que llam<text:span text:style-name="T5">amos</text:span> a S_ISREG, <text:span text:style-name="T5">pero en esta caso S_ISREG2. </text:span><text:s/>Lo que hará la macro es que el compilador reemplazará S_ISREG2 por l<text:span text:style-name="T5">as banderas definidas, como por ejemplo realizando un and con la bandera S_IFMT (0170000 máscara de bits para los campos de bit del tipo de archivo (no POSIX)) y lo comparamos con la bandera S_IFREG (0100000 archivo regular (no POSIX)) que nos permitirá averiguar si el archivo es regular o no.</text:span></text:p>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creation-date>2011-10-05T09:46:35</meta:creation-date>
    <dc:date>2015-11-07T12:27:28.374715403</dc:date>
    <meta:print-date>2011-10-06T10:39:21</meta:print-date>
    <meta:editing-cycles>193</meta:editing-cycles>
    <meta:editing-duration>P1DT1H14M8S</meta:editing-duration>
    <meta:document-statistic meta:table-count="10" meta:image-count="1" meta:object-count="0" meta:page-count="6" meta:paragraph-count="119" meta:word-count="664" meta:character-count="4450" meta:non-whitespace-character-count="3739"/>
    <meta:user-defined meta:name="Información 1"/>
    <meta:user-defined meta:name="Información 2"/>
    <meta:user-defined meta:name="Información 3"/>
    <meta:user-defined meta:name="Información 4"/>
  </office:meta>
</office:document-meta>
</file>